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7E0000027E8D4F7D0264FC9B35.pdf" manifest:media-type="application/pdf"/>
  <manifest:file-entry manifest:full-path="Pictures/100000000000027E0000027EE76AD75B8EEBA7F2.png" manifest:media-type="image/png"/>
  <manifest:file-entry manifest:full-path="Pictures/100000000000027E0000027E8FBDEAD099E143EE.png" manifest:media-type="image/png"/>
  <manifest:file-entry manifest:full-path="Pictures/100000000000027E0000027E185BCFF65323C9C6.png" manifest:media-type="image/png"/>
  <manifest:file-entry manifest:full-path="Pictures/100000000000027E0000027E7257637A703A0A8A.png" manifest:media-type="image/png"/>
  <manifest:file-entry manifest:full-path="Pictures/100000000000027E0000027E7C6ABDD98D435297.pdf" manifest:media-type="application/pdf"/>
  <manifest:file-entry manifest:full-path="Pictures/100000000000027E0000027EE2A6E8F29EC528E7.png" manifest:media-type="image/png"/>
  <manifest:file-entry manifest:full-path="Pictures/100000000000027E0000027E9FFEB581AC6E6F02.png" manifest:media-type="image/png"/>
  <manifest:file-entry manifest:full-path="Pictures/100000000000027E0000027E42CC8964BEC8F0C9.pdf" manifest:media-type="application/pdf"/>
  <manifest:file-entry manifest:full-path="Pictures/100000000000027E0000027ED144D8DF0B787FEE.pdf" manifest:media-type="application/pdf"/>
  <manifest:file-entry manifest:full-path="Pictures/100000000000027E0000027EB07C3C8FAEC37594.png" manifest:media-type="image/png"/>
  <manifest:file-entry manifest:full-path="Pictures/100000000000027E0000027E708D17CC69CE7127.pdf" manifest:media-type="application/pdf"/>
  <manifest:file-entry manifest:full-path="Pictures/100000000000027E0000027E56AE61E4D5CF16F9.pdf" manifest:media-type="application/pdf"/>
  <manifest:file-entry manifest:full-path="Pictures/100000000000027E0000027ECAB4873D53A8AD74.png" manifest:media-type="image/png"/>
  <manifest:file-entry manifest:full-path="Pictures/100000000000027E0000027EEF0BA988CD82C571.png" manifest:media-type="image/png"/>
  <manifest:file-entry manifest:full-path="Pictures/100000000000027E0000027E8AC70DE6947E54BB.png" manifest:media-type="image/png"/>
  <manifest:file-entry manifest:full-path="Pictures/100000000000027E0000027E3E1D5E32DB033D1F.png" manifest:media-type="image/png"/>
  <manifest:file-entry manifest:full-path="Pictures/100000000000027E0000027EEEAC18A2C2857272.png" manifest:media-type="image/png"/>
  <manifest:file-entry manifest:full-path="Pictures/100000000000027E0000027ED0E6CCBA6ACE5AA3.pdf" manifest:media-type="application/pdf"/>
  <manifest:file-entry manifest:full-path="Pictures/100000000000027E0000027E4B017C88A78373D9.png" manifest:media-type="image/png"/>
  <manifest:file-entry manifest:full-path="Pictures/100000000000027E0000027EEDDF52D3B642E325.png" manifest:media-type="image/png"/>
  <manifest:file-entry manifest:full-path="Pictures/100000000000027E0000027E64442FDD5BA7EA1C.png" manifest:media-type="image/png"/>
  <manifest:file-entry manifest:full-path="Pictures/100000000000027E0000027E5679A93410B99658.png" manifest:media-type="image/png"/>
  <manifest:file-entry manifest:full-path="Pictures/100000000000027E0000027E85B3EC62879FE5E2.png" manifest:media-type="image/png"/>
  <manifest:file-entry manifest:full-path="Pictures/100000000000027E0000027E160C50F760B9D86F.png" manifest:media-type="image/png"/>
  <manifest:file-entry manifest:full-path="Pictures/100000000000027E0000027EF4F99C360177B12A.png" manifest:media-type="image/png"/>
  <manifest:file-entry manifest:full-path="Pictures/100000000000027E0000027E80ED9488086DC860.png" manifest:media-type="image/png"/>
  <manifest:file-entry manifest:full-path="Pictures/100000000000027E0000027EB08E991AA368868B.pdf" manifest:media-type="application/pdf"/>
  <manifest:file-entry manifest:full-path="Pictures/100000000000027E0000027E661DB47F02C0E30B.png" manifest:media-type="image/png"/>
  <manifest:file-entry manifest:full-path="Pictures/100000000000027E0000027E2FF567D0C10199F1.png" manifest:media-type="image/png"/>
  <manifest:file-entry manifest:full-path="Pictures/100000000000027E0000027E1CB164384001BB01.png" manifest:media-type="image/png"/>
  <manifest:file-entry manifest:full-path="Pictures/100000000000027E0000027EA2B94B9D1A347220.png" manifest:media-type="image/png"/>
  <manifest:file-entry manifest:full-path="Pictures/100000000000027E0000027ED687DC864367EE17.png" manifest:media-type="image/png"/>
  <manifest:file-entry manifest:full-path="Pictures/100000000000027E0000027E4DE851B20E7BCE2E.png" manifest:media-type="image/png"/>
  <manifest:file-entry manifest:full-path="Pictures/100000000000027E0000027E05029A91A0BB3F4A.png" manifest:media-type="image/png"/>
  <manifest:file-entry manifest:full-path="Pictures/100000000000027E0000027E3B5E67DDFB0881B9.png" manifest:media-type="image/png"/>
  <manifest:file-entry manifest:full-path="Pictures/100000000000027E0000027E27DA1C31C51C700A.pdf" manifest:media-type="application/pdf"/>
  <manifest:file-entry manifest:full-path="Pictures/100000000000027E0000027EBD43EE71B0223586.png" manifest:media-type="image/png"/>
  <manifest:file-entry manifest:full-path="Pictures/100000000000027E0000027E1745CFA6BD27B846.png" manifest:media-type="image/png"/>
  <manifest:file-entry manifest:full-path="Pictures/100000000000027E0000027E603BC8BB6C811570.png" manifest:media-type="image/png"/>
  <manifest:file-entry manifest:full-path="Pictures/100000000000027E0000027EE2889D50EFCC7871.png" manifest:media-type="image/png"/>
  <manifest:file-entry manifest:full-path="Pictures/100000000000027E0000027EBB5E1812FE6A9D5A.png" manifest:media-type="image/png"/>
  <manifest:file-entry manifest:full-path="Pictures/100000000000027E0000027E5D3953F2DF706433.png" manifest:media-type="image/png"/>
  <manifest:file-entry manifest:full-path="Pictures/100000000000027E0000027EA438285D712CB613.png" manifest:media-type="image/png"/>
  <manifest:file-entry manifest:full-path="Pictures/100000000000027E0000027EC90D694A7EE64BAE.png" manifest:media-type="image/png"/>
  <manifest:file-entry manifest:full-path="Pictures/100000000000027E0000027E4DCF2291EFFB0306.png" manifest:media-type="image/png"/>
  <manifest:file-entry manifest:full-path="Pictures/100000000000027E0000027E390F48F079575165.pdf" manifest:media-type="application/pdf"/>
  <manifest:file-entry manifest:full-path="Pictures/100000000000027E0000027E4632EAFAA1A9E85A.png" manifest:media-type="image/png"/>
  <manifest:file-entry manifest:full-path="Pictures/100000000000027E0000027E2DD0553CB5F8D871.png" manifest:media-type="image/png"/>
  <manifest:file-entry manifest:full-path="Pictures/100000000000027E0000027E157F0D84011B20B1.png" manifest:media-type="image/png"/>
  <manifest:file-entry manifest:full-path="Pictures/100000000000027E0000027EDBDA1F00BB64DAF0.png" manifest:media-type="image/png"/>
  <manifest:file-entry manifest:full-path="Pictures/100000000000027E0000027EDFB0DDD33926468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25cm" fo:min-width="0.942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  <style:text-properties fo:font-weight="bold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5.749cm" svg:height="15.749cm" svg:x="6cm" svg:y="0cm">
          <draw:image xlink:href="Pictures/100000000000027E0000027E4DE851B20E7BCE2E.png" xlink:type="simple" xlink:show="embed" xlink:actuate="onLoad" loext:mime-type="image/png">
            <text:p/>
          </draw:image>
          <draw:image xlink:href="Pictures/100000000000027E0000027E661DB47F02C0E30B.png" xlink:type="simple" xlink:show="embed" xlink:actuate="onLoad" loext:mime-type="image/png"/>
        </draw:frame>
        <draw:frame presentation:style-name="pr1" draw:layer="layout" svg:width="25.199cm" svg:height="2.629cm" svg:x="1.4cm" svg:y="0.628cm" presentation:class="title" presentation:user-transformed="true">
          <draw:text-box>
            <text:p>255</text:p>
          </draw:text-box>
        </draw:frame>
        <draw:frame draw:style-name="gr2" draw:text-style-name="P2" draw:layer="layout" svg:width="2.335cm" svg:height="1.673cm" svg:x="15.665cm" svg:y="8.8cm">
          <draw:text-box>
            <text:p>Tethys</text:p>
            <text:p/>
          </draw:text-box>
        </draw:frame>
        <draw:frame draw:style-name="gr2" draw:text-style-name="P2" draw:layer="layout" svg:width="4.117cm" svg:height="0.962cm" svg:x="14.683cm" svg:y="6.8cm">
          <draw:text-box>
            <text:p>Paleo Tethys</text:p>
          </draw:text-box>
        </draw:frame>
        <draw:frame draw:style-name="gr2" draw:text-style-name="P2" draw:layer="layout" svg:width="2.369cm" svg:height="0.962cm" svg:x="9.031cm" svg:y="6.476cm">
          <draw:text-box>
            <text:p>Pacific</text:p>
          </draw:text-box>
        </draw:frame>
        <draw:frame draw:style-name="gr2" draw:text-style-name="P2" draw:layer="layout" svg:width="3.148cm" svg:height="0.962cm" svg:x="18cm" svg:y="7.438cm">
          <draw:text-box>
            <text:p>W Pacific</text:p>
          </draw:text-box>
        </draw:frame>
        <draw:custom-shape draw:style-name="gr3" draw:text-style-name="P3" draw:layer="layout" svg:width="1.8cm" svg:height="1cm" draw:transform="rotate (0.523598775598299) translate (17.741cm 8.935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15.749cm" svg:height="15.749cm" svg:x="6cm" svg:y="0cm">
          <draw:image xlink:href="Pictures/100000000000027E0000027E2DD0553CB5F8D871.png" xlink:type="simple" xlink:show="embed" xlink:actuate="onLoad" loext:mime-type="image/png">
            <text:p/>
          </draw:image>
          <draw:image xlink:href="Pictures/100000000000027E0000027E2FF567D0C10199F1.png" xlink:type="simple" xlink:show="embed" xlink:actuate="onLoad" loext:mime-type="image/png"/>
        </draw:frame>
        <draw:frame presentation:style-name="pr1" draw:layer="layout" svg:width="25.199cm" svg:height="2.629cm" svg:x="1.4cm" svg:y="0.628cm" presentation:class="title" presentation:user-transformed="true">
          <draw:text-box>
            <text:p>245</text:p>
          </draw:text-box>
        </draw:frame>
        <draw:frame draw:style-name="gr2" draw:text-style-name="P2" draw:layer="layout" svg:width="2.335cm" svg:height="1.673cm" svg:x="15.666cm" svg:y="8.801cm">
          <draw:text-box>
            <text:p>Tethys</text:p>
            <text:p/>
          </draw:text-box>
        </draw:frame>
        <draw:frame draw:style-name="gr2" draw:text-style-name="P2" draw:layer="layout" svg:width="4.117cm" svg:height="0.962cm" svg:x="14.684cm" svg:y="6.801cm">
          <draw:text-box>
            <text:p>Paleo Tethys</text:p>
          </draw:text-box>
        </draw:frame>
        <draw:frame draw:style-name="gr2" draw:text-style-name="P2" draw:layer="layout" svg:width="2.369cm" svg:height="0.962cm" svg:x="9.032cm" svg:y="6.477cm">
          <draw:text-box>
            <text:p>Pacific</text:p>
          </draw:text-box>
        </draw:frame>
        <draw:frame draw:style-name="gr2" draw:text-style-name="P2" draw:layer="layout" svg:width="3.148cm" svg:height="0.962cm" svg:x="18.001cm" svg:y="7.439cm">
          <draw:text-box>
            <text:p>W Pacific</text:p>
          </draw:text-box>
        </draw:frame>
        <draw:custom-shape draw:style-name="gr3" draw:text-style-name="P3" draw:layer="layout" svg:width="1.8cm" svg:height="1cm" draw:transform="rotate (0.523598775598299) translate (17.741cm 8.934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1">
          <draw:page-thumbnail draw:style-name="gr4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15.749cm" svg:height="15.749cm" svg:x="6cm" svg:y="0cm">
          <draw:image xlink:href="Pictures/100000000000027E0000027E80ED9488086DC860.png" xlink:type="simple" xlink:show="embed" xlink:actuate="onLoad" loext:mime-type="image/png">
            <text:p/>
          </draw:image>
          <draw:image xlink:href="Pictures/100000000000027E0000027E160C50F760B9D86F.png" xlink:type="simple" xlink:show="embed" xlink:actuate="onLoad" loext:mime-type="image/png"/>
        </draw:frame>
        <draw:frame presentation:style-name="pr1" draw:layer="layout" svg:width="25.199cm" svg:height="2.629cm" svg:x="1.4cm" svg:y="0.628cm" presentation:class="title" presentation:user-transformed="true">
          <draw:text-box>
            <text:p>235</text:p>
          </draw:text-box>
        </draw:frame>
        <draw:frame draw:style-name="gr2" draw:text-style-name="P2" draw:layer="layout" svg:width="2.369cm" svg:height="0.962cm" svg:x="9.032cm" svg:y="6.477cm">
          <draw:text-box>
            <text:p>Pacific</text:p>
          </draw:text-box>
        </draw:frame>
        <draw:frame draw:style-name="gr2" draw:text-style-name="P2" draw:layer="layout" svg:width="3.148cm" svg:height="0.962cm" svg:x="18.001cm" svg:y="7.439cm">
          <draw:text-box>
            <text:p>W Pacific</text:p>
          </draw:text-box>
        </draw:frame>
        <draw:frame draw:style-name="gr2" draw:text-style-name="P2" draw:layer="layout" svg:width="2.335cm" svg:height="1.673cm" svg:x="15.466cm" svg:y="7.928cm">
          <draw:text-box>
            <text:p>Tethys</text:p>
            <text:p/>
          </draw:text-box>
        </draw:frame>
        <draw:frame draw:style-name="gr2" draw:text-style-name="P2" draw:layer="layout" svg:width="4.117cm" svg:height="0.962cm" svg:x="14.484cm" svg:y="5.928cm">
          <draw:text-box>
            <text:p>Paleo Tethys</text:p>
          </draw:text-box>
        </draw:frame>
        <draw:custom-shape draw:style-name="gr3" draw:text-style-name="P3" draw:layer="layout" svg:width="1.8cm" svg:height="1cm" draw:transform="rotate (0.261799387799149) translate (17.403cm 8.466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1">
          <draw:page-thumbnail draw:style-name="gr4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15.749cm" svg:height="15.749cm" svg:x="6cm" svg:y="0cm">
          <draw:image xlink:href="Pictures/100000000000027E0000027E64442FDD5BA7EA1C.png" xlink:type="simple" xlink:show="embed" xlink:actuate="onLoad" loext:mime-type="image/png">
            <text:p/>
          </draw:image>
          <draw:image xlink:href="Pictures/100000000000027E0000027E1CB164384001BB01.png" xlink:type="simple" xlink:show="embed" xlink:actuate="onLoad" loext:mime-type="image/png"/>
        </draw:frame>
        <draw:frame presentation:style-name="pr1" draw:layer="layout" svg:width="25.199cm" svg:height="2.629cm" svg:x="1.4cm" svg:y="0.628cm" presentation:class="title" presentation:user-transformed="true">
          <draw:text-box>
            <text:p>225</text:p>
          </draw:text-box>
        </draw:frame>
        <draw:frame draw:style-name="gr2" draw:text-style-name="P2" draw:layer="layout" svg:width="2.335cm" svg:height="1.673cm" svg:x="15.465cm" svg:y="7.927cm">
          <draw:text-box>
            <text:p>Tethys</text:p>
            <text:p/>
          </draw:text-box>
        </draw:frame>
        <draw:frame draw:style-name="gr2" draw:text-style-name="P2" draw:layer="layout" svg:width="4.117cm" svg:height="0.962cm" svg:x="14.483cm" svg:y="5.927cm">
          <draw:text-box>
            <text:p>Paleo Tethys</text:p>
          </draw:text-box>
        </draw:frame>
        <draw:frame draw:style-name="gr2" draw:text-style-name="P2" draw:layer="layout" svg:width="2.369cm" svg:height="0.962cm" svg:x="9.032cm" svg:y="6.477cm">
          <draw:text-box>
            <text:p>Pacific</text:p>
          </draw:text-box>
        </draw:frame>
        <draw:frame draw:style-name="gr2" draw:text-style-name="P2" draw:layer="layout" svg:width="3.148cm" svg:height="0.962cm" svg:x="18.001cm" svg:y="7.439cm">
          <draw:text-box>
            <text:p>W Pacific</text:p>
          </draw:text-box>
        </draw:frame>
        <draw:custom-shape draw:style-name="gr3" draw:text-style-name="P3" draw:layer="layout" svg:width="1.8cm" svg:height="1cm" draw:transform="rotate (0.261799387799149) translate (17.403cm 8.467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1">
          <draw:page-thumbnail draw:style-name="gr4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15.749cm" svg:height="15.749cm" svg:x="6cm" svg:y="0cm">
          <draw:image xlink:href="Pictures/100000000000027E0000027E5679A93410B99658.png" xlink:type="simple" xlink:show="embed" xlink:actuate="onLoad" loext:mime-type="image/png">
            <text:p/>
          </draw:image>
          <draw:image xlink:href="Pictures/100000000000027E0000027EEEAC18A2C2857272.png" xlink:type="simple" xlink:show="embed" xlink:actuate="onLoad" loext:mime-type="image/png"/>
        </draw:frame>
        <draw:frame presentation:style-name="pr1" draw:layer="layout" svg:width="25.199cm" svg:height="2.629cm" svg:x="1.4cm" svg:y="0.628cm" presentation:class="title" presentation:user-transformed="true">
          <draw:text-box>
            <text:p>215</text:p>
          </draw:text-box>
        </draw:frame>
        <draw:frame draw:style-name="gr2" draw:text-style-name="P2" draw:layer="layout" svg:width="2.335cm" svg:height="1.673cm" svg:x="15.466cm" svg:y="7.928cm">
          <draw:text-box>
            <text:p>Tethys</text:p>
            <text:p/>
          </draw:text-box>
        </draw:frame>
        <draw:frame draw:style-name="gr2" draw:text-style-name="P2" draw:layer="layout" svg:width="4.117cm" svg:height="0.962cm" svg:x="14.484cm" svg:y="5.928cm">
          <draw:text-box>
            <text:p>Paleo Tethys</text:p>
          </draw:text-box>
        </draw:frame>
        <draw:frame draw:style-name="gr2" draw:text-style-name="P2" draw:layer="layout" svg:width="2.369cm" svg:height="0.962cm" svg:x="9.033cm" svg:y="6.478cm">
          <draw:text-box>
            <text:p>Pacific</text:p>
          </draw:text-box>
        </draw:frame>
        <draw:frame draw:style-name="gr2" draw:text-style-name="P2" draw:layer="layout" svg:width="3.148cm" svg:height="0.962cm" svg:x="18.002cm" svg:y="7.44cm">
          <draw:text-box>
            <text:p>W Pacific</text:p>
          </draw:text-box>
        </draw:frame>
        <draw:custom-shape draw:style-name="gr3" draw:text-style-name="P3" draw:layer="layout" svg:width="1.8cm" svg:height="1cm" draw:transform="rotate (0.261799387799149) translate (17.403cm 8.467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1">
          <draw:page-thumbnail draw:style-name="gr4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15.749cm" svg:height="15.749cm" svg:x="6cm" svg:y="0cm">
          <draw:image xlink:href="Pictures/100000000000027E0000027E4B017C88A78373D9.png" xlink:type="simple" xlink:show="embed" xlink:actuate="onLoad" loext:mime-type="image/png">
            <text:p/>
          </draw:image>
          <draw:image xlink:href="Pictures/100000000000027E0000027E8AC70DE6947E54BB.png" xlink:type="simple" xlink:show="embed" xlink:actuate="onLoad" loext:mime-type="image/png"/>
        </draw:frame>
        <draw:frame presentation:style-name="pr1" draw:layer="layout" svg:width="25.199cm" svg:height="2.629cm" svg:x="1.4cm" svg:y="0.628cm" presentation:class="title" presentation:user-transformed="true">
          <draw:text-box>
            <text:p>205</text:p>
          </draw:text-box>
        </draw:frame>
        <draw:frame draw:style-name="gr2" draw:text-style-name="P2" draw:layer="layout" svg:width="2.335cm" svg:height="1.673cm" svg:x="15.466cm" svg:y="7.928cm">
          <draw:text-box>
            <text:p>Tethys</text:p>
            <text:p/>
          </draw:text-box>
        </draw:frame>
        <draw:frame draw:style-name="gr2" draw:text-style-name="P2" draw:layer="layout" svg:width="4.117cm" svg:height="0.962cm" svg:x="14.484cm" svg:y="5.928cm">
          <draw:text-box>
            <text:p>Paleo Tethys</text:p>
          </draw:text-box>
        </draw:frame>
        <draw:frame draw:style-name="gr2" draw:text-style-name="P2" draw:layer="layout" svg:width="2.369cm" svg:height="0.962cm" svg:x="9.033cm" svg:y="6.478cm">
          <draw:text-box>
            <text:p>Pacific</text:p>
          </draw:text-box>
        </draw:frame>
        <draw:frame draw:style-name="gr2" draw:text-style-name="P2" draw:layer="layout" svg:width="3.148cm" svg:height="0.962cm" svg:x="18.002cm" svg:y="7.44cm">
          <draw:text-box>
            <text:p>W Pacific</text:p>
          </draw:text-box>
        </draw:frame>
        <draw:custom-shape draw:style-name="gr3" draw:text-style-name="P3" draw:layer="layout" svg:width="1.8cm" svg:height="1cm" draw:transform="rotate (0.261799387799149) translate (17.403cm 8.467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1">
          <draw:page-thumbnail draw:style-name="gr4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15.749cm" svg:height="15.749cm" svg:x="6cm" svg:y="0cm">
          <draw:image xlink:href="Pictures/100000000000027E0000027ED687DC864367EE17.png" xlink:type="simple" xlink:show="embed" xlink:actuate="onLoad" loext:mime-type="image/png">
            <text:p/>
          </draw:image>
          <draw:image xlink:href="Pictures/100000000000027E0000027E3B5E67DDFB0881B9.png" xlink:type="simple" xlink:show="embed" xlink:actuate="onLoad" loext:mime-type="image/png"/>
        </draw:frame>
        <draw:frame presentation:style-name="pr1" draw:layer="layout" svg:width="25.199cm" svg:height="2.629cm" svg:x="1.4cm" svg:y="0.628cm" presentation:class="title" presentation:user-transformed="true">
          <draw:text-box>
            <text:p>195</text:p>
          </draw:text-box>
        </draw:frame>
        <draw:frame draw:style-name="gr2" draw:text-style-name="P2" draw:layer="layout" svg:width="2.335cm" svg:height="1.673cm" svg:x="15.467cm" svg:y="7.929cm">
          <draw:text-box>
            <text:p>Tethys</text:p>
            <text:p/>
          </draw:text-box>
        </draw:frame>
        <draw:frame draw:style-name="gr2" draw:text-style-name="P2" draw:layer="layout" svg:width="4.117cm" svg:height="0.962cm" svg:x="14.485cm" svg:y="5.929cm">
          <draw:text-box>
            <text:p>Paleo Tethys</text:p>
          </draw:text-box>
        </draw:frame>
        <draw:frame draw:style-name="gr2" draw:text-style-name="P2" draw:layer="layout" svg:width="2.369cm" svg:height="0.962cm" svg:x="9.034cm" svg:y="6.479cm">
          <draw:text-box>
            <text:p>Pacific</text:p>
          </draw:text-box>
        </draw:frame>
        <draw:frame draw:style-name="gr2" draw:text-style-name="P2" draw:layer="layout" svg:width="3.148cm" svg:height="0.962cm" svg:x="18.003cm" svg:y="7.441cm">
          <draw:text-box>
            <text:p>W Pacific</text:p>
          </draw:text-box>
        </draw:frame>
        <draw:custom-shape draw:style-name="gr3" draw:text-style-name="P3" draw:layer="layout" svg:width="1.8cm" svg:height="1cm" draw:transform="rotate (0.261799387799149) translate (17.403cm 8.467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1">
          <draw:page-thumbnail draw:style-name="gr4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" draw:text-style-name="P1" draw:layer="layout" svg:width="15.749cm" svg:height="15.749cm" svg:x="6cm" svg:y="0cm">
          <draw:image xlink:href="Pictures/100000000000027E0000027E3E1D5E32DB033D1F.png" xlink:type="simple" xlink:show="embed" xlink:actuate="onLoad" loext:mime-type="image/png">
            <text:p/>
          </draw:image>
          <draw:image xlink:href="Pictures/100000000000027E0000027E1745CFA6BD27B846.png" xlink:type="simple" xlink:show="embed" xlink:actuate="onLoad" loext:mime-type="image/png"/>
        </draw:frame>
        <draw:frame presentation:style-name="pr1" draw:layer="layout" svg:width="25.199cm" svg:height="2.629cm" svg:x="1.4cm" svg:y="0.628cm" presentation:class="title" presentation:user-transformed="true">
          <draw:text-box>
            <text:p>185</text:p>
          </draw:text-box>
        </draw:frame>
        <draw:frame draw:style-name="gr2" draw:text-style-name="P2" draw:layer="layout" svg:width="2.335cm" svg:height="1.673cm" svg:x="15.467cm" svg:y="7.929cm">
          <draw:text-box>
            <text:p>Tethys</text:p>
            <text:p/>
          </draw:text-box>
        </draw:frame>
        <draw:frame draw:style-name="gr2" draw:text-style-name="P2" draw:layer="layout" svg:width="4.117cm" svg:height="0.962cm" svg:x="14.485cm" svg:y="5.929cm">
          <draw:text-box>
            <text:p>Paleo Tethys</text:p>
          </draw:text-box>
        </draw:frame>
        <draw:frame draw:style-name="gr2" draw:text-style-name="P2" draw:layer="layout" svg:width="2.369cm" svg:height="0.962cm" svg:x="9.034cm" svg:y="6.479cm">
          <draw:text-box>
            <text:p>Pacific</text:p>
          </draw:text-box>
        </draw:frame>
        <draw:custom-shape draw:style-name="gr3" draw:text-style-name="P3" draw:layer="layout" svg:width="1.8cm" svg:height="1cm" draw:transform="rotate (0.523598775598299) translate (17.6cm 7.79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" draw:text-style-name="P2" draw:layer="layout" svg:width="3.148cm" svg:height="0.962cm" svg:x="18.801cm" svg:y="6.238cm">
          <draw:text-box>
            <text:p>W Pacific</text:p>
          </draw:text-box>
        </draw:frame>
        <presentation:notes draw:style-name="dp1">
          <draw:page-thumbnail draw:style-name="gr4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" draw:text-style-name="P1" draw:layer="layout" svg:width="15.749cm" svg:height="15.749cm" svg:x="6cm" svg:y="0cm">
          <draw:image xlink:href="Pictures/100000000000027E0000027E603BC8BB6C811570.png" xlink:type="simple" xlink:show="embed" xlink:actuate="onLoad" loext:mime-type="image/png">
            <text:p/>
          </draw:image>
          <draw:image xlink:href="Pictures/100000000000027E0000027E85B3EC62879FE5E2.png" xlink:type="simple" xlink:show="embed" xlink:actuate="onLoad" loext:mime-type="image/png"/>
        </draw:frame>
        <draw:frame presentation:style-name="pr1" draw:layer="layout" svg:width="25.199cm" svg:height="2.629cm" svg:x="1.4cm" svg:y="0.628cm" presentation:class="title" presentation:user-transformed="true">
          <draw:text-box>
            <text:p>175</text:p>
          </draw:text-box>
        </draw:frame>
        <draw:frame draw:style-name="gr2" draw:text-style-name="P2" draw:layer="layout" svg:width="2.581cm" svg:height="0.962cm" svg:x="12.2cm" svg:y="6.038cm">
          <draw:text-box>
            <text:p>Atlantic</text:p>
          </draw:text-box>
        </draw:frame>
        <draw:frame draw:style-name="gr2" draw:text-style-name="P2" draw:layer="layout" svg:width="2.369cm" svg:height="0.962cm" svg:x="9.034cm" svg:y="6.479cm">
          <draw:text-box>
            <text:p>Pacific</text:p>
          </draw:text-box>
        </draw:frame>
        <draw:frame draw:style-name="gr2" draw:text-style-name="P2" draw:layer="layout" svg:width="2.335cm" svg:height="1.673cm" svg:x="15.468cm" svg:y="7.929cm">
          <draw:text-box>
            <text:p>Tethys</text:p>
            <text:p/>
          </draw:text-box>
        </draw:frame>
        <draw:custom-shape draw:style-name="gr3" draw:text-style-name="P3" draw:layer="layout" svg:width="1.8cm" svg:height="1cm" draw:transform="rotate (0.523598775598299) translate (17.601cm 7.79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" draw:text-style-name="P2" draw:layer="layout" svg:width="3.148cm" svg:height="0.962cm" svg:x="18.801cm" svg:y="6.238cm">
          <draw:text-box>
            <text:p>W Pacific</text:p>
          </draw:text-box>
        </draw:frame>
        <draw:custom-shape draw:style-name="gr3" draw:text-style-name="P3" draw:layer="layout" svg:width="1.8cm" svg:height="1cm" draw:transform="rotate (-0.558505360638186) translate (14.53cm 6.6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1">
          <draw:page-thumbnail draw:style-name="gr4" draw:layer="layout" svg:width="18.624cm" svg:height="10.476cm" svg:x="1.482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1" draw:text-style-name="P1" draw:layer="layout" svg:width="15.749cm" svg:height="15.749cm" svg:x="6cm" svg:y="0cm">
          <draw:image xlink:href="Pictures/100000000000027E0000027EE2889D50EFCC7871.png" xlink:type="simple" xlink:show="embed" xlink:actuate="onLoad" loext:mime-type="image/png">
            <text:p/>
          </draw:image>
          <draw:image xlink:href="Pictures/100000000000027E0000027E05029A91A0BB3F4A.png" xlink:type="simple" xlink:show="embed" xlink:actuate="onLoad" loext:mime-type="image/png"/>
        </draw:frame>
        <draw:frame presentation:style-name="pr1" draw:layer="layout" svg:width="25.199cm" svg:height="2.629cm" svg:x="1.4cm" svg:y="0.628cm" presentation:class="title" presentation:user-transformed="true">
          <draw:text-box>
            <text:p>165</text:p>
          </draw:text-box>
        </draw:frame>
        <draw:frame draw:style-name="gr2" draw:text-style-name="P2" draw:layer="layout" svg:width="2.581cm" svg:height="0.962cm" svg:x="12.201cm" svg:y="6.038cm">
          <draw:text-box>
            <text:p>Atlantic</text:p>
          </draw:text-box>
        </draw:frame>
        <draw:frame draw:style-name="gr2" draw:text-style-name="P2" draw:layer="layout" svg:width="2.369cm" svg:height="0.962cm" svg:x="9.035cm" svg:y="6.479cm">
          <draw:text-box>
            <text:p>Pacific</text:p>
          </draw:text-box>
        </draw:frame>
        <draw:frame draw:style-name="gr2" draw:text-style-name="P2" draw:layer="layout" svg:width="2.335cm" svg:height="1.673cm" svg:x="15.468cm" svg:y="7.929cm">
          <draw:text-box>
            <text:p>Tethys</text:p>
            <text:p/>
          </draw:text-box>
        </draw:frame>
        <draw:custom-shape draw:style-name="gr3" draw:text-style-name="P3" draw:layer="layout" svg:width="1.8cm" svg:height="1cm" draw:transform="rotate (0.523598775598299) translate (17.601cm 7.79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" draw:text-style-name="P2" draw:layer="layout" svg:width="3.148cm" svg:height="0.962cm" svg:x="18.801cm" svg:y="6.238cm">
          <draw:text-box>
            <text:p>W Pacific</text:p>
          </draw:text-box>
        </draw:frame>
        <draw:custom-shape draw:style-name="gr3" draw:text-style-name="P3" draw:layer="layout" svg:width="1.8cm" svg:height="1cm" draw:transform="rotate (-0.558505360638186) translate (14.53cm 6.60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1">
          <draw:page-thumbnail draw:style-name="gr4" draw:layer="layout" svg:width="18.624cm" svg:height="10.476cm" svg:x="1.482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1" draw:text-style-name="P1" draw:layer="layout" svg:width="15.749cm" svg:height="15.749cm" svg:x="6cm" svg:y="0cm">
          <draw:image xlink:href="Pictures/100000000000027E0000027EBB5E1812FE6A9D5A.png" xlink:type="simple" xlink:show="embed" xlink:actuate="onLoad" loext:mime-type="image/png">
            <text:p/>
          </draw:image>
          <draw:image xlink:href="Pictures/100000000000027E0000027EA438285D712CB613.png" xlink:type="simple" xlink:show="embed" xlink:actuate="onLoad" loext:mime-type="image/png"/>
        </draw:frame>
        <draw:frame presentation:style-name="pr1" draw:layer="layout" svg:width="25.199cm" svg:height="2.629cm" svg:x="1.4cm" svg:y="0.628cm" presentation:class="title" presentation:user-transformed="true">
          <draw:text-box>
            <text:p>155</text:p>
          </draw:text-box>
        </draw:frame>
        <draw:custom-shape draw:style-name="gr3" draw:text-style-name="P3" draw:layer="layout" svg:width="1.8cm" svg:height="1cm" draw:transform="rotate (0.523598775598299) translate (14.541cm 8.935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" draw:text-style-name="P2" draw:layer="layout" svg:width="3.8cm" svg:height="0.962cm" svg:x="13.2cm" svg:y="9cm">
          <draw:text-box>
            <text:p>West indian</text:p>
          </draw:text-box>
        </draw:frame>
        <draw:frame draw:style-name="gr2" draw:text-style-name="P2" draw:layer="layout" svg:width="2.335cm" svg:height="1.673cm" svg:x="15.469cm" svg:y="7.929cm">
          <draw:text-box>
            <text:p>Tethys</text:p>
            <text:p/>
          </draw:text-box>
        </draw:frame>
        <draw:frame draw:style-name="gr2" draw:text-style-name="P2" draw:layer="layout" svg:width="2.581cm" svg:height="0.962cm" svg:x="12.202cm" svg:y="6.038cm">
          <draw:text-box>
            <text:p>Atlantic</text:p>
          </draw:text-box>
        </draw:frame>
        <draw:frame draw:style-name="gr2" draw:text-style-name="P2" draw:layer="layout" svg:width="2.369cm" svg:height="0.962cm" svg:x="9.036cm" svg:y="6.479cm">
          <draw:text-box>
            <text:p>Pacific</text:p>
          </draw:text-box>
        </draw:frame>
        <draw:frame draw:style-name="gr2" draw:text-style-name="P2" draw:layer="layout" svg:width="3.148cm" svg:height="0.962cm" svg:x="18.801cm" svg:y="6.238cm">
          <draw:text-box>
            <text:p>W Pacific</text:p>
          </draw:text-box>
        </draw:frame>
        <draw:custom-shape draw:style-name="gr3" draw:text-style-name="P3" draw:layer="layout" svg:width="1.8cm" svg:height="1cm" draw:transform="rotate (0.523598775598299) translate (17.601cm 7.792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3" draw:layer="layout" svg:width="1.8cm" svg:height="1cm" draw:transform="rotate (-0.558505360638186) translate (14.53cm 6.60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3" draw:layer="layout" svg:width="1.8cm" svg:height="1cm" draw:transform="rotate (0.523598775598299) translate (10.741cm 7.534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1">
          <draw:page-thumbnail draw:style-name="gr4" draw:layer="layout" svg:width="18.624cm" svg:height="10.476cm" svg:x="1.482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1" draw:text-style-name="P1" draw:layer="layout" svg:width="15.749cm" svg:height="15.749cm" svg:x="6cm" svg:y="0cm">
          <draw:image xlink:href="Pictures/100000000000027E0000027EC90D694A7EE64BAE.png" xlink:type="simple" xlink:show="embed" xlink:actuate="onLoad" loext:mime-type="image/png">
            <text:p/>
          </draw:image>
          <draw:image xlink:href="Pictures/100000000000027E0000027E4DCF2291EFFB0306.png" xlink:type="simple" xlink:show="embed" xlink:actuate="onLoad" loext:mime-type="image/png"/>
        </draw:frame>
        <draw:frame presentation:style-name="pr1" draw:layer="layout" svg:width="25.199cm" svg:height="2.629cm" svg:x="1.4cm" svg:y="0.628cm" presentation:class="title" presentation:user-transformed="true">
          <draw:text-box>
            <text:p>145</text:p>
          </draw:text-box>
        </draw:frame>
        <draw:custom-shape draw:style-name="gr3" draw:text-style-name="P3" draw:layer="layout" svg:width="1.8cm" svg:height="1cm" draw:transform="rotate (0.523598775598299) translate (14.541cm 8.935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" draw:text-style-name="P2" draw:layer="layout" svg:width="3.8cm" svg:height="0.962cm" svg:x="13.201cm" svg:y="9cm">
          <draw:text-box>
            <text:p>West indian</text:p>
          </draw:text-box>
        </draw:frame>
        <draw:frame draw:style-name="gr2" draw:text-style-name="P2" draw:layer="layout" svg:width="2.335cm" svg:height="1.673cm" svg:x="15.47cm" svg:y="7.929cm">
          <draw:text-box>
            <text:p>Tethys</text:p>
            <text:p/>
          </draw:text-box>
        </draw:frame>
        <draw:frame draw:style-name="gr2" draw:text-style-name="P2" draw:layer="layout" svg:width="2.581cm" svg:height="0.962cm" svg:x="12.203cm" svg:y="6.038cm">
          <draw:text-box>
            <text:p>Atlantic</text:p>
          </draw:text-box>
        </draw:frame>
        <draw:frame draw:style-name="gr2" draw:text-style-name="P2" draw:layer="layout" svg:width="2.369cm" svg:height="0.962cm" svg:x="9.037cm" svg:y="6.479cm">
          <draw:text-box>
            <text:p>Pacific</text:p>
          </draw:text-box>
        </draw:frame>
        <draw:frame draw:style-name="gr2" draw:text-style-name="P2" draw:layer="layout" svg:width="3.148cm" svg:height="0.962cm" svg:x="18.802cm" svg:y="6.238cm">
          <draw:text-box>
            <text:p>W Pacific</text:p>
          </draw:text-box>
        </draw:frame>
        <draw:custom-shape draw:style-name="gr3" draw:text-style-name="P3" draw:layer="layout" svg:width="1.8cm" svg:height="1cm" draw:transform="rotate (0.523598775598299) translate (17.601cm 7.793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3" draw:layer="layout" svg:width="1.8cm" svg:height="1cm" draw:transform="rotate (-0.558505360638186) translate (14.53cm 6.60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3" draw:layer="layout" svg:width="1.8cm" svg:height="1cm" draw:transform="rotate (0.523598775598299) translate (10.741cm 7.535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1">
          <draw:page-thumbnail draw:style-name="gr4" draw:layer="layout" svg:width="18.624cm" svg:height="10.476cm" svg:x="1.482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1" draw:text-style-name="P1" draw:layer="layout" svg:width="15.749cm" svg:height="15.749cm" svg:x="6cm" svg:y="0cm">
          <draw:image xlink:href="Pictures/100000000000027E0000027E4632EAFAA1A9E85A.png" xlink:type="simple" xlink:show="embed" xlink:actuate="onLoad" loext:mime-type="image/png">
            <text:p/>
          </draw:image>
          <draw:image xlink:href="Pictures/100000000000027E0000027EA2B94B9D1A347220.png" xlink:type="simple" xlink:show="embed" xlink:actuate="onLoad" loext:mime-type="image/png"/>
        </draw:frame>
        <draw:frame presentation:style-name="pr1" draw:layer="layout" svg:width="25.199cm" svg:height="2.629cm" svg:x="1.4cm" svg:y="0.628cm" presentation:class="title" presentation:user-transformed="true">
          <draw:text-box>
            <text:p>135</text:p>
          </draw:text-box>
        </draw:frame>
        <draw:custom-shape draw:style-name="gr3" draw:text-style-name="P3" draw:layer="layout" svg:width="1.8cm" svg:height="1cm" draw:transform="rotate (0.523598775598299) translate (14.541cm 8.935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" draw:text-style-name="P2" draw:layer="layout" svg:width="3.8cm" svg:height="0.962cm" svg:x="13.201cm" svg:y="9cm">
          <draw:text-box>
            <text:p>West indian</text:p>
          </draw:text-box>
        </draw:frame>
        <draw:frame draw:style-name="gr2" draw:text-style-name="P2" draw:layer="layout" svg:width="2.335cm" svg:height="1.673cm" svg:x="15.47cm" svg:y="7.929cm">
          <draw:text-box>
            <text:p>Tethys</text:p>
            <text:p/>
          </draw:text-box>
        </draw:frame>
        <draw:frame draw:style-name="gr2" draw:text-style-name="P2" draw:layer="layout" svg:width="2.581cm" svg:height="0.962cm" svg:x="12.203cm" svg:y="6.038cm">
          <draw:text-box>
            <text:p>Atlantic</text:p>
          </draw:text-box>
        </draw:frame>
        <draw:frame draw:style-name="gr2" draw:text-style-name="P2" draw:layer="layout" svg:width="2.369cm" svg:height="0.962cm" svg:x="9.037cm" svg:y="6.479cm">
          <draw:text-box>
            <text:p>Pacific</text:p>
          </draw:text-box>
        </draw:frame>
        <draw:frame draw:style-name="gr2" draw:text-style-name="P2" draw:layer="layout" svg:width="3.148cm" svg:height="0.962cm" svg:x="18.802cm" svg:y="6.238cm">
          <draw:text-box>
            <text:p>W Pacific</text:p>
          </draw:text-box>
        </draw:frame>
        <draw:custom-shape draw:style-name="gr3" draw:text-style-name="P3" draw:layer="layout" svg:width="1.8cm" svg:height="1cm" draw:transform="rotate (0.523598775598299) translate (17.601cm 7.799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3" draw:layer="layout" svg:width="1.8cm" svg:height="1cm" draw:transform="rotate (-0.558505360638186) translate (14.53cm 6.607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3" draw:layer="layout" svg:width="1.8cm" svg:height="1cm" draw:transform="rotate (0.523598775598299) translate (10.741cm 7.535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1">
          <draw:page-thumbnail draw:style-name="gr4" draw:layer="layout" svg:width="18.624cm" svg:height="10.476cm" svg:x="1.482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1" draw:text-style-name="P1" draw:layer="layout" svg:width="15.749cm" svg:height="15.749cm" svg:x="6cm" svg:y="0cm">
          <draw:image xlink:href="Pictures/100000000000027E0000027E157F0D84011B20B1.png" xlink:type="simple" xlink:show="embed" xlink:actuate="onLoad" loext:mime-type="image/png">
            <text:p/>
          </draw:image>
          <draw:image xlink:href="Pictures/100000000000027E0000027EDBDA1F00BB64DAF0.png" xlink:type="simple" xlink:show="embed" xlink:actuate="onLoad" loext:mime-type="image/png"/>
        </draw:frame>
        <draw:frame presentation:style-name="pr1" draw:layer="layout" svg:width="25.199cm" svg:height="2.629cm" svg:x="1.4cm" svg:y="0.628cm" presentation:class="title" presentation:user-transformed="true">
          <draw:text-box>
            <text:p>125</text:p>
          </draw:text-box>
        </draw:frame>
        <draw:frame draw:style-name="gr2" draw:text-style-name="P2" draw:layer="layout" svg:width="6.098cm" svg:height="0.962cm" svg:x="16.6cm" svg:y="10.2cm">
          <draw:text-box>
            <text:p>Temperate Australia</text:p>
          </draw:text-box>
        </draw:frame>
        <draw:custom-shape draw:style-name="gr3" draw:text-style-name="P3" draw:layer="layout" svg:width="1.8cm" svg:height="1cm" draw:transform="rotate (0.523598775598299) translate (14.541cm 8.935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" draw:text-style-name="P2" draw:layer="layout" svg:width="3.8cm" svg:height="0.962cm" svg:x="13.201cm" svg:y="9cm">
          <draw:text-box>
            <text:p>West indian</text:p>
          </draw:text-box>
        </draw:frame>
        <draw:frame draw:style-name="gr2" draw:text-style-name="P2" draw:layer="layout" svg:width="2.335cm" svg:height="1.673cm" svg:x="15.47cm" svg:y="7.929cm">
          <draw:text-box>
            <text:p>Tethys</text:p>
            <text:p/>
          </draw:text-box>
        </draw:frame>
        <draw:frame draw:style-name="gr2" draw:text-style-name="P2" draw:layer="layout" svg:width="2.581cm" svg:height="0.962cm" svg:x="12.203cm" svg:y="6.038cm">
          <draw:text-box>
            <text:p>Atlantic</text:p>
          </draw:text-box>
        </draw:frame>
        <draw:frame draw:style-name="gr2" draw:text-style-name="P2" draw:layer="layout" svg:width="2.369cm" svg:height="0.962cm" svg:x="9.037cm" svg:y="6.479cm">
          <draw:text-box>
            <text:p>Pacific</text:p>
          </draw:text-box>
        </draw:frame>
        <draw:frame draw:style-name="gr2" draw:text-style-name="P2" draw:layer="layout" svg:width="3.148cm" svg:height="0.962cm" svg:x="18.802cm" svg:y="6.238cm">
          <draw:text-box>
            <text:p>W Pacific</text:p>
          </draw:text-box>
        </draw:frame>
        <draw:custom-shape draw:style-name="gr3" draw:text-style-name="P3" draw:layer="layout" svg:width="1.8cm" svg:height="1cm" draw:transform="rotate (0.523598775598299) translate (17.601cm 7.799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3" draw:layer="layout" svg:width="1.8cm" svg:height="1cm" draw:transform="rotate (-0.558505360638186) translate (14.53cm 6.607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3" draw:layer="layout" svg:width="1.8cm" svg:height="1cm" draw:transform="rotate (0.523598775598299) translate (10.741cm 7.535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3" draw:layer="layout" svg:width="1.8cm" svg:height="1cm" draw:transform="rotate (-0.558505360638186) translate (15.33cm 9.598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1">
          <draw:page-thumbnail draw:style-name="gr4" draw:layer="layout" svg:width="18.624cm" svg:height="10.476cm" svg:x="1.482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1" draw:text-style-name="P1" draw:layer="layout" svg:width="15.749cm" svg:height="15.749cm" svg:x="6cm" svg:y="0cm">
          <draw:image xlink:href="Pictures/100000000000027E0000027EDFB0DDD33926468D.png" xlink:type="simple" xlink:show="embed" xlink:actuate="onLoad" loext:mime-type="image/png">
            <text:p/>
          </draw:image>
          <draw:image xlink:href="Pictures/100000000000027E0000027EF4F99C360177B12A.png" xlink:type="simple" xlink:show="embed" xlink:actuate="onLoad" loext:mime-type="image/png"/>
        </draw:frame>
        <draw:frame presentation:style-name="pr1" draw:layer="layout" svg:width="25.199cm" svg:height="2.629cm" svg:x="1.4cm" svg:y="0.628cm" presentation:class="title" presentation:user-transformed="true">
          <draw:text-box>
            <text:p>115</text:p>
          </draw:text-box>
        </draw:frame>
        <draw:frame draw:style-name="gr2" draw:text-style-name="P2" draw:layer="layout" svg:width="6.098cm" svg:height="0.962cm" svg:x="16.601cm" svg:y="10.2cm">
          <draw:text-box>
            <text:p>Temperate Australia</text:p>
          </draw:text-box>
        </draw:frame>
        <draw:custom-shape draw:style-name="gr3" draw:text-style-name="P3" draw:layer="layout" svg:width="1.8cm" svg:height="1cm" draw:transform="rotate (0.523598775598299) translate (14.541cm 8.935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" draw:text-style-name="P2" draw:layer="layout" svg:width="3.8cm" svg:height="0.962cm" svg:x="13.202cm" svg:y="9cm">
          <draw:text-box>
            <text:p>West indian</text:p>
          </draw:text-box>
        </draw:frame>
        <draw:frame draw:style-name="gr2" draw:text-style-name="P2" draw:layer="layout" svg:width="2.335cm" svg:height="1.673cm" svg:x="15.471cm" svg:y="7.929cm">
          <draw:text-box>
            <text:p>Tethys</text:p>
            <text:p/>
          </draw:text-box>
        </draw:frame>
        <draw:frame draw:style-name="gr2" draw:text-style-name="P2" draw:layer="layout" svg:width="2.581cm" svg:height="0.962cm" svg:x="12.204cm" svg:y="6.038cm">
          <draw:text-box>
            <text:p>Atlantic</text:p>
          </draw:text-box>
        </draw:frame>
        <draw:frame draw:style-name="gr2" draw:text-style-name="P2" draw:layer="layout" svg:width="2.369cm" svg:height="0.962cm" svg:x="9.038cm" svg:y="6.479cm">
          <draw:text-box>
            <text:p>Pacific</text:p>
          </draw:text-box>
        </draw:frame>
        <draw:frame draw:style-name="gr2" draw:text-style-name="P2" draw:layer="layout" svg:width="3.148cm" svg:height="0.962cm" svg:x="18.803cm" svg:y="6.238cm">
          <draw:text-box>
            <text:p>W Pacific</text:p>
          </draw:text-box>
        </draw:frame>
        <draw:custom-shape draw:style-name="gr3" draw:text-style-name="P3" draw:layer="layout" svg:width="1.8cm" svg:height="1cm" draw:transform="rotate (0.523598775598299) translate (17.601cm 7.799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3" draw:layer="layout" svg:width="1.8cm" svg:height="1cm" draw:transform="rotate (-0.558505360638186) translate (14.53cm 6.607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3" draw:layer="layout" svg:width="1.8cm" svg:height="1cm" draw:transform="rotate (0.523598775598299) translate (10.741cm 7.536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3" draw:layer="layout" svg:width="1.8cm" svg:height="1cm" draw:transform="rotate (-0.558505360638186) translate (15.33cm 9.599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1">
          <draw:page-thumbnail draw:style-name="gr4" draw:layer="layout" svg:width="18.624cm" svg:height="10.476cm" svg:x="1.482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1" draw:text-style-name="P1" draw:layer="layout" svg:width="15.749cm" svg:height="15.749cm" svg:x="6cm" svg:y="0cm">
          <draw:image xlink:href="Pictures/100000000000027E0000027EEF0BA988CD82C571.png" xlink:type="simple" xlink:show="embed" xlink:actuate="onLoad" loext:mime-type="image/png">
            <text:p/>
          </draw:image>
          <draw:image xlink:href="Pictures/100000000000027E0000027EBD43EE71B0223586.png" xlink:type="simple" xlink:show="embed" xlink:actuate="onLoad" loext:mime-type="image/png"/>
        </draw:frame>
        <draw:frame presentation:style-name="pr1" draw:layer="layout" svg:width="25.199cm" svg:height="2.629cm" svg:x="1.4cm" svg:y="0.628cm" presentation:class="title" presentation:user-transformed="true">
          <draw:text-box>
            <text:p>105</text:p>
          </draw:text-box>
        </draw:frame>
        <draw:frame draw:style-name="gr2" draw:text-style-name="P2" draw:layer="layout" svg:width="6.098cm" svg:height="0.962cm" svg:x="16.601cm" svg:y="10.2cm">
          <draw:text-box>
            <text:p>Temperate Australia</text:p>
          </draw:text-box>
        </draw:frame>
        <draw:custom-shape draw:style-name="gr3" draw:text-style-name="P3" draw:layer="layout" svg:width="1.8cm" svg:height="1cm" draw:transform="rotate (0.523598775598299) translate (14.541cm 8.934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" draw:text-style-name="P2" draw:layer="layout" svg:width="3.8cm" svg:height="0.962cm" svg:x="13.202cm" svg:y="9cm">
          <draw:text-box>
            <text:p>West indian</text:p>
          </draw:text-box>
        </draw:frame>
        <draw:frame draw:style-name="gr2" draw:text-style-name="P2" draw:layer="layout" svg:width="2.335cm" svg:height="1.673cm" svg:x="15.471cm" svg:y="7.929cm">
          <draw:text-box>
            <text:p>Tethys</text:p>
            <text:p/>
          </draw:text-box>
        </draw:frame>
        <draw:frame draw:style-name="gr2" draw:text-style-name="P2" draw:layer="layout" svg:width="2.581cm" svg:height="0.962cm" svg:x="12.204cm" svg:y="6.038cm">
          <draw:text-box>
            <text:p>Atlantic</text:p>
          </draw:text-box>
        </draw:frame>
        <draw:frame draw:style-name="gr2" draw:text-style-name="P2" draw:layer="layout" svg:width="2.369cm" svg:height="0.962cm" svg:x="9.038cm" svg:y="6.479cm">
          <draw:text-box>
            <text:p>Pacific</text:p>
          </draw:text-box>
        </draw:frame>
        <draw:frame draw:style-name="gr2" draw:text-style-name="P2" draw:layer="layout" svg:width="3.148cm" svg:height="0.962cm" svg:x="18.803cm" svg:y="6.238cm">
          <draw:text-box>
            <text:p>W Pacific</text:p>
          </draw:text-box>
        </draw:frame>
        <draw:custom-shape draw:style-name="gr3" draw:text-style-name="P3" draw:layer="layout" svg:width="1.8cm" svg:height="1cm" draw:transform="rotate (0.523598775598299) translate (17.601cm 7.805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3" draw:layer="layout" svg:width="1.8cm" svg:height="1cm" draw:transform="rotate (-0.558505360638186) translate (14.53cm 6.613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3" draw:layer="layout" svg:width="1.8cm" svg:height="1cm" draw:transform="rotate (0.523598775598299) translate (10.741cm 7.542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3" draw:layer="layout" svg:width="1.8cm" svg:height="1cm" draw:transform="rotate (-0.0125663706143604) translate (13.215cm 9.60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1">
          <draw:page-thumbnail draw:style-name="gr4" draw:layer="layout" svg:width="18.624cm" svg:height="10.476cm" svg:x="1.482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1" draw:text-style-name="P1" draw:layer="layout" svg:width="15.749cm" svg:height="15.749cm" svg:x="6cm" svg:y="0cm">
          <draw:image xlink:href="Pictures/100000000000027E0000027E56AE61E4D5CF16F9.pdf" xlink:type="simple" xlink:show="embed" xlink:actuate="onLoad" loext:mime-type="application/pdf">
            <text:p/>
          </draw:image>
          <draw:image xlink:href="Pictures/100000000000027E0000027E5D3953F2DF706433.png" xlink:type="simple" xlink:show="embed" xlink:actuate="onLoad" loext:mime-type="image/png"/>
        </draw:frame>
        <draw:frame presentation:style-name="pr1" draw:layer="layout" svg:width="25.199cm" svg:height="2.629cm" svg:x="1.4cm" svg:y="0.628cm" presentation:class="title" presentation:user-transformed="true">
          <draw:text-box>
            <text:p>95</text:p>
          </draw:text-box>
        </draw:frame>
        <draw:frame draw:style-name="gr2" draw:text-style-name="P2" draw:layer="layout" svg:width="6.098cm" svg:height="0.962cm" svg:x="16.601cm" svg:y="10.2cm">
          <draw:text-box>
            <text:p>Temperate Australia</text:p>
          </draw:text-box>
        </draw:frame>
        <draw:custom-shape draw:style-name="gr3" draw:text-style-name="P3" draw:layer="layout" svg:width="1.8cm" svg:height="1cm" draw:transform="rotate (0.523598775598299) translate (14.541cm 8.935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" draw:text-style-name="P2" draw:layer="layout" svg:width="3.8cm" svg:height="0.962cm" svg:x="13.202cm" svg:y="9cm">
          <draw:text-box>
            <text:p>West indian</text:p>
          </draw:text-box>
        </draw:frame>
        <draw:frame draw:style-name="gr2" draw:text-style-name="P2" draw:layer="layout" svg:width="2.335cm" svg:height="1.673cm" svg:x="15.471cm" svg:y="7.929cm">
          <draw:text-box>
            <text:p>Tethys</text:p>
            <text:p/>
          </draw:text-box>
        </draw:frame>
        <draw:frame draw:style-name="gr2" draw:text-style-name="P2" draw:layer="layout" svg:width="2.581cm" svg:height="0.962cm" svg:x="12.204cm" svg:y="6.038cm">
          <draw:text-box>
            <text:p>Atlantic</text:p>
          </draw:text-box>
        </draw:frame>
        <draw:frame draw:style-name="gr2" draw:text-style-name="P2" draw:layer="layout" svg:width="2.369cm" svg:height="0.962cm" svg:x="9.038cm" svg:y="6.479cm">
          <draw:text-box>
            <text:p>Pacific</text:p>
          </draw:text-box>
        </draw:frame>
        <draw:frame draw:style-name="gr2" draw:text-style-name="P2" draw:layer="layout" svg:width="3.148cm" svg:height="0.962cm" svg:x="18.803cm" svg:y="6.238cm">
          <draw:text-box>
            <text:p>W Pacific</text:p>
          </draw:text-box>
        </draw:frame>
        <draw:custom-shape draw:style-name="gr3" draw:text-style-name="P3" draw:layer="layout" svg:width="1.8cm" svg:height="1cm" draw:transform="rotate (0.523598775598299) translate (17.601cm 7.805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3" draw:layer="layout" svg:width="1.8cm" svg:height="1cm" draw:transform="rotate (-0.558505360638186) translate (14.53cm 6.613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3" draw:layer="layout" svg:width="1.8cm" svg:height="1cm" draw:transform="rotate (0.523598775598299) translate (10.741cm 7.542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3" draw:layer="layout" svg:width="1.8cm" svg:height="1cm" draw:transform="rotate (-0.0125663706143604) translate (13.215cm 9.60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1">
          <draw:page-thumbnail draw:style-name="gr4" draw:layer="layout" svg:width="18.624cm" svg:height="10.476cm" svg:x="1.482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1" draw:text-style-name="P1" draw:layer="layout" svg:width="15.749cm" svg:height="15.749cm" svg:x="6cm" svg:y="0cm">
          <draw:image xlink:href="Pictures/100000000000027E0000027E708D17CC69CE7127.pdf" xlink:type="simple" xlink:show="embed" xlink:actuate="onLoad" loext:mime-type="application/pdf">
            <text:p/>
          </draw:image>
          <draw:image xlink:href="Pictures/100000000000027E0000027EB07C3C8FAEC37594.png" xlink:type="simple" xlink:show="embed" xlink:actuate="onLoad" loext:mime-type="image/png"/>
        </draw:frame>
        <draw:frame presentation:style-name="pr1" draw:layer="layout" svg:width="25.199cm" svg:height="2.629cm" svg:x="1.4cm" svg:y="0.628cm" presentation:class="title" presentation:user-transformed="true">
          <draw:text-box>
            <text:p>85</text:p>
          </draw:text-box>
        </draw:frame>
        <draw:frame draw:style-name="gr2" draw:text-style-name="P2" draw:layer="layout" svg:width="6.098cm" svg:height="0.962cm" svg:x="16.601cm" svg:y="10.2cm">
          <draw:text-box>
            <text:p>Temperate Australia</text:p>
          </draw:text-box>
        </draw:frame>
        <draw:custom-shape draw:style-name="gr3" draw:text-style-name="P3" draw:layer="layout" svg:width="1.8cm" svg:height="1cm" draw:transform="rotate (0.523598775598299) translate (14.541cm 8.935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" draw:text-style-name="P2" draw:layer="layout" svg:width="3.8cm" svg:height="0.962cm" svg:x="13.202cm" svg:y="9cm">
          <draw:text-box>
            <text:p>West indian</text:p>
          </draw:text-box>
        </draw:frame>
        <draw:frame draw:style-name="gr2" draw:text-style-name="P2" draw:layer="layout" svg:width="2.335cm" svg:height="1.673cm" svg:x="15.471cm" svg:y="7.929cm">
          <draw:text-box>
            <text:p>Tethys</text:p>
            <text:p/>
          </draw:text-box>
        </draw:frame>
        <draw:frame draw:style-name="gr2" draw:text-style-name="P2" draw:layer="layout" svg:width="2.581cm" svg:height="0.962cm" svg:x="12.204cm" svg:y="6.038cm">
          <draw:text-box>
            <text:p>Atlantic</text:p>
          </draw:text-box>
        </draw:frame>
        <draw:frame draw:style-name="gr2" draw:text-style-name="P2" draw:layer="layout" svg:width="2.369cm" svg:height="0.962cm" svg:x="9.038cm" svg:y="6.479cm">
          <draw:text-box>
            <text:p>Pacific</text:p>
          </draw:text-box>
        </draw:frame>
        <draw:frame draw:style-name="gr2" draw:text-style-name="P2" draw:layer="layout" svg:width="3.148cm" svg:height="0.962cm" svg:x="18.803cm" svg:y="6.238cm">
          <draw:text-box>
            <text:p>W Pacific</text:p>
          </draw:text-box>
        </draw:frame>
        <draw:custom-shape draw:style-name="gr3" draw:text-style-name="P3" draw:layer="layout" svg:width="1.8cm" svg:height="1cm" draw:transform="rotate (0.523598775598299) translate (17.601cm 7.805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3" draw:layer="layout" svg:width="1.8cm" svg:height="1cm" draw:transform="rotate (-0.558505360638186) translate (14.53cm 6.613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3" draw:layer="layout" svg:width="1.8cm" svg:height="1cm" draw:transform="rotate (0.523598775598299) translate (10.741cm 7.542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3" draw:layer="layout" svg:width="1.8cm" svg:height="1cm" draw:transform="rotate (-0.0125663706143604) translate (13.215cm 9.60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1">
          <draw:page-thumbnail draw:style-name="gr4" draw:layer="layout" svg:width="18.624cm" svg:height="10.476cm" svg:x="1.482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1" draw:text-style-name="P1" draw:layer="layout" svg:width="15.749cm" svg:height="15.749cm" svg:x="6cm" svg:y="0cm">
          <draw:image xlink:href="Pictures/100000000000027E0000027ED144D8DF0B787FEE.pdf" xlink:type="simple" xlink:show="embed" xlink:actuate="onLoad" loext:mime-type="application/pdf">
            <text:p/>
          </draw:image>
          <draw:image xlink:href="Pictures/100000000000027E0000027ECAB4873D53A8AD74.png" xlink:type="simple" xlink:show="embed" xlink:actuate="onLoad" loext:mime-type="image/png"/>
        </draw:frame>
        <draw:frame presentation:style-name="pr1" draw:layer="layout" svg:width="25.199cm" svg:height="2.629cm" svg:x="1.4cm" svg:y="0.628cm" presentation:class="title" presentation:user-transformed="true">
          <draw:text-box>
            <text:p>75</text:p>
          </draw:text-box>
        </draw:frame>
        <draw:frame draw:style-name="gr2" draw:text-style-name="P2" draw:layer="layout" svg:width="6.098cm" svg:height="0.962cm" svg:x="16.601cm" svg:y="10.2cm">
          <draw:text-box>
            <text:p>Temperate Australia</text:p>
          </draw:text-box>
        </draw:frame>
        <draw:custom-shape draw:style-name="gr3" draw:text-style-name="P3" draw:layer="layout" svg:width="1.8cm" svg:height="1cm" draw:transform="rotate (-0.0125663706143604) translate (13.215cm 9.6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3" draw:layer="layout" svg:width="1.8cm" svg:height="1cm" draw:transform="rotate (0.523598775598299) translate (14.541cm 8.935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" draw:text-style-name="P2" draw:layer="layout" svg:width="3.8cm" svg:height="0.962cm" svg:x="13.202cm" svg:y="9cm">
          <draw:text-box>
            <text:p>West indian</text:p>
          </draw:text-box>
        </draw:frame>
        <draw:frame draw:style-name="gr2" draw:text-style-name="P2" draw:layer="layout" svg:width="2.335cm" svg:height="1.673cm" svg:x="15.471cm" svg:y="7.929cm">
          <draw:text-box>
            <text:p>Tethys</text:p>
            <text:p/>
          </draw:text-box>
        </draw:frame>
        <draw:frame draw:style-name="gr2" draw:text-style-name="P2" draw:layer="layout" svg:width="2.581cm" svg:height="0.962cm" svg:x="12.204cm" svg:y="6.038cm">
          <draw:text-box>
            <text:p>Atlantic</text:p>
          </draw:text-box>
        </draw:frame>
        <draw:frame draw:style-name="gr2" draw:text-style-name="P2" draw:layer="layout" svg:width="2.369cm" svg:height="0.962cm" svg:x="9.038cm" svg:y="6.479cm">
          <draw:text-box>
            <text:p>Pacific</text:p>
          </draw:text-box>
        </draw:frame>
        <draw:frame draw:style-name="gr2" draw:text-style-name="P2" draw:layer="layout" svg:width="3.148cm" svg:height="0.962cm" svg:x="18.803cm" svg:y="6.238cm">
          <draw:text-box>
            <text:p>W Pacific</text:p>
          </draw:text-box>
        </draw:frame>
        <draw:custom-shape draw:style-name="gr3" draw:text-style-name="P3" draw:layer="layout" svg:width="1.8cm" svg:height="1cm" draw:transform="rotate (0.523598775598299) translate (17.601cm 7.805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3" draw:layer="layout" svg:width="1.8cm" svg:height="1cm" draw:transform="rotate (-0.558505360638186) translate (14.53cm 6.613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3" draw:layer="layout" svg:width="1.8cm" svg:height="1cm" draw:transform="rotate (0.523598775598299) translate (10.741cm 7.542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1">
          <draw:page-thumbnail draw:style-name="gr4" draw:layer="layout" svg:width="18.624cm" svg:height="10.476cm" svg:x="1.482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1" draw:text-style-name="P1" draw:layer="layout" svg:width="15.749cm" svg:height="15.749cm" svg:x="6cm" svg:y="0cm">
          <draw:image xlink:href="Pictures/100000000000027E0000027E42CC8964BEC8F0C9.pdf" xlink:type="simple" xlink:show="embed" xlink:actuate="onLoad" loext:mime-type="application/pdf">
            <text:p/>
          </draw:image>
          <draw:image xlink:href="Pictures/100000000000027E0000027E9FFEB581AC6E6F02.png" xlink:type="simple" xlink:show="embed" xlink:actuate="onLoad" loext:mime-type="image/png"/>
        </draw:frame>
        <draw:frame presentation:style-name="pr1" draw:layer="layout" svg:width="25.199cm" svg:height="2.629cm" svg:x="1.4cm" svg:y="0.628cm" presentation:class="title" presentation:user-transformed="true">
          <draw:text-box>
            <text:p>65</text:p>
          </draw:text-box>
        </draw:frame>
        <draw:frame draw:style-name="gr2" draw:text-style-name="P2" draw:layer="layout" svg:width="3.321cm" svg:height="0.962cm" svg:x="9.879cm" svg:y="6.038cm">
          <draw:text-box>
            <text:p>W Atlantic</text:p>
          </draw:text-box>
        </draw:frame>
        <draw:frame draw:style-name="gr2" draw:text-style-name="P2" draw:layer="layout" svg:width="3.144cm" svg:height="0.962cm" svg:x="12cm" svg:y="7.838cm">
          <draw:text-box>
            <text:p>E Atlantic</text:p>
          </draw:text-box>
        </draw:frame>
        <draw:frame draw:style-name="gr2" draw:text-style-name="P2" draw:layer="layout" svg:width="6.098cm" svg:height="0.962cm" svg:x="16.601cm" svg:y="10.2cm">
          <draw:text-box>
            <text:p>Temperate Australia</text:p>
          </draw:text-box>
        </draw:frame>
        <draw:custom-shape draw:style-name="gr3" draw:text-style-name="P3" draw:layer="layout" svg:width="1.8cm" svg:height="1cm" draw:transform="rotate (0.523598775598299) translate (14.541cm 8.935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" draw:text-style-name="P2" draw:layer="layout" svg:width="3.8cm" svg:height="0.962cm" svg:x="13.4cm" svg:y="8.8cm">
          <draw:text-box>
            <text:p>West indian</text:p>
          </draw:text-box>
        </draw:frame>
        <draw:frame draw:style-name="gr2" draw:text-style-name="P2" draw:layer="layout" svg:width="2.335cm" svg:height="1.673cm" svg:x="15.471cm" svg:y="7.929cm">
          <draw:text-box>
            <text:p>Tethys</text:p>
            <text:p/>
          </draw:text-box>
        </draw:frame>
        <draw:frame draw:style-name="gr2" draw:text-style-name="P2" draw:layer="layout" svg:width="2.369cm" svg:height="0.962cm" svg:x="8cm" svg:y="7.4cm">
          <draw:text-box>
            <text:p>Pacific</text:p>
          </draw:text-box>
        </draw:frame>
        <draw:frame draw:style-name="gr2" draw:text-style-name="P2" draw:layer="layout" svg:width="3.148cm" svg:height="0.962cm" svg:x="18.803cm" svg:y="6.238cm">
          <draw:text-box>
            <text:p>W Pacific</text:p>
          </draw:text-box>
        </draw:frame>
        <draw:custom-shape draw:style-name="gr3" draw:text-style-name="P3" draw:layer="layout" svg:width="1.8cm" svg:height="1cm" draw:transform="rotate (0.523598775598299) translate (17.601cm 7.805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3" draw:layer="layout" svg:width="1.8cm" svg:height="1cm" draw:transform="rotate (0.523598775598299) translate (9.941cm 7.7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3" draw:layer="layout" svg:width="1.8cm" svg:height="1cm" svg:x="11.8cm" svg:y="6.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3" draw:layer="layout" svg:width="1.8cm" svg:height="1cm" draw:transform="rotate (-0.558505360638186) translate (14.589cm 6.8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3" draw:layer="layout" svg:width="1.8cm" svg:height="1cm" draw:transform="rotate (-0.0125663706143604) translate (13.215cm 9.60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1">
          <draw:page-thumbnail draw:style-name="gr4" draw:layer="layout" svg:width="18.624cm" svg:height="10.476cm" svg:x="1.482cm" svg:y="2.123cm" draw:page-number="2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1" draw:text-style-name="P1" draw:layer="layout" svg:width="15.749cm" svg:height="15.749cm" svg:x="6cm" svg:y="0cm">
          <draw:image xlink:href="Pictures/100000000000027E0000027ED0E6CCBA6ACE5AA3.pdf" xlink:type="simple" xlink:show="embed" xlink:actuate="onLoad" loext:mime-type="application/pdf">
            <text:p/>
          </draw:image>
          <draw:image xlink:href="Pictures/100000000000027E0000027EE2A6E8F29EC528E7.png" xlink:type="simple" xlink:show="embed" xlink:actuate="onLoad" loext:mime-type="image/png"/>
        </draw:frame>
        <draw:frame presentation:style-name="pr1" draw:layer="layout" svg:width="25.199cm" svg:height="2.629cm" svg:x="1.4cm" svg:y="0.628cm" presentation:class="title" presentation:user-transformed="true">
          <draw:text-box>
            <text:p>55</text:p>
          </draw:text-box>
        </draw:frame>
        <draw:frame draw:style-name="gr2" draw:text-style-name="P2" draw:layer="layout" svg:width="3.321cm" svg:height="0.962cm" svg:x="9.88cm" svg:y="6.038cm">
          <draw:text-box>
            <text:p>W Atlantic</text:p>
          </draw:text-box>
        </draw:frame>
        <draw:frame draw:style-name="gr2" draw:text-style-name="P2" draw:layer="layout" svg:width="3.144cm" svg:height="0.962cm" svg:x="12.001cm" svg:y="7.838cm">
          <draw:text-box>
            <text:p>E Atlantic</text:p>
          </draw:text-box>
        </draw:frame>
        <draw:frame draw:style-name="gr2" draw:text-style-name="P2" draw:layer="layout" svg:width="6.098cm" svg:height="0.962cm" svg:x="16.602cm" svg:y="10.2cm">
          <draw:text-box>
            <text:p>Temperate Australia</text:p>
          </draw:text-box>
        </draw:frame>
        <draw:custom-shape draw:style-name="gr3" draw:text-style-name="P3" draw:layer="layout" svg:width="1.8cm" svg:height="1cm" draw:transform="rotate (0.523598775598299) translate (17.601cm 7.8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3" draw:layer="layout" svg:width="1.8cm" svg:height="1cm" draw:transform="rotate (0.523598775598299) translate (13.934cm 9.742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" draw:text-style-name="P2" draw:layer="layout" svg:width="3.8cm" svg:height="0.962cm" svg:x="14.2cm" svg:y="8.438cm">
          <draw:text-box>
            <text:p>West indian</text:p>
          </draw:text-box>
        </draw:frame>
        <draw:custom-shape draw:style-name="gr3" draw:text-style-name="P3" draw:layer="layout" svg:width="1.8cm" svg:height="1cm" draw:transform="rotate (-0.558505360638186) translate (14.923cm 6.205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" draw:text-style-name="P2" draw:layer="layout" svg:width="2.335cm" svg:height="1.673cm" svg:x="14.8cm" svg:y="6.6cm">
          <draw:text-box>
            <text:p>Tethys</text:p>
            <text:p/>
          </draw:text-box>
        </draw:frame>
        <draw:custom-shape draw:style-name="gr3" draw:text-style-name="P3" draw:layer="layout" svg:width="1.8cm" svg:height="1cm" draw:transform="rotate (0.523598775598299) translate (9.941cm 7.705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3" draw:layer="layout" svg:width="1.8cm" svg:height="1cm" svg:x="11.8cm" svg:y="6.80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" draw:text-style-name="P2" draw:layer="layout" svg:width="2.369cm" svg:height="0.962cm" svg:x="8.001cm" svg:y="7.4cm">
          <draw:text-box>
            <text:p>Pacific</text:p>
          </draw:text-box>
        </draw:frame>
        <draw:frame draw:style-name="gr2" draw:text-style-name="P2" draw:layer="layout" svg:width="3.148cm" svg:height="0.962cm" svg:x="18.804cm" svg:y="6.238cm">
          <draw:text-box>
            <text:p>W Pacific</text:p>
          </draw:text-box>
        </draw:frame>
        <draw:custom-shape draw:style-name="gr3" draw:text-style-name="P3" draw:layer="layout" svg:width="1.8cm" svg:height="1cm" draw:transform="rotate (-0.0125663706143604) translate (12.813cm 5.777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1">
          <draw:page-thumbnail draw:style-name="gr4" draw:layer="layout" svg:width="18.624cm" svg:height="10.476cm" svg:x="1.482cm" svg:y="2.123cm" draw:page-number="2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1" draw:text-style-name="P1" draw:layer="layout" svg:width="15.749cm" svg:height="15.749cm" svg:x="6cm" svg:y="0cm">
          <draw:image xlink:href="Pictures/100000000000027E0000027E27DA1C31C51C700A.pdf" xlink:type="simple" xlink:show="embed" xlink:actuate="onLoad" loext:mime-type="application/pdf">
            <text:p/>
          </draw:image>
          <draw:image xlink:href="Pictures/100000000000027E0000027EEDDF52D3B642E325.png" xlink:type="simple" xlink:show="embed" xlink:actuate="onLoad" loext:mime-type="image/png"/>
        </draw:frame>
        <draw:frame presentation:style-name="pr1" draw:layer="layout" svg:width="25.199cm" svg:height="2.629cm" svg:x="1.4cm" svg:y="0.628cm" presentation:class="title" presentation:user-transformed="true">
          <draw:text-box>
            <text:p>45</text:p>
          </draw:text-box>
        </draw:frame>
        <draw:frame draw:style-name="gr2" draw:text-style-name="P2" draw:layer="layout" svg:width="3.321cm" svg:height="0.962cm" svg:x="9.88cm" svg:y="6.038cm">
          <draw:text-box>
            <text:p>W Atlantic</text:p>
          </draw:text-box>
        </draw:frame>
        <draw:frame draw:style-name="gr2" draw:text-style-name="P2" draw:layer="layout" svg:width="6.098cm" svg:height="0.962cm" svg:x="16.602cm" svg:y="10.2cm">
          <draw:text-box>
            <text:p>Temperate Australia</text:p>
          </draw:text-box>
        </draw:frame>
        <draw:custom-shape draw:style-name="gr3" draw:text-style-name="P3" draw:layer="layout" svg:width="1.8cm" svg:height="1cm" draw:transform="rotate (0.523598775598299) translate (17.601cm 7.8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" draw:text-style-name="P2" draw:layer="layout" svg:width="3.8cm" svg:height="0.962cm" svg:x="14.6cm" svg:y="8.2cm">
          <draw:text-box>
            <text:p>West indian</text:p>
          </draw:text-box>
        </draw:frame>
        <draw:custom-shape draw:style-name="gr3" draw:text-style-name="P3" draw:layer="layout" svg:width="1.8cm" svg:height="1cm" draw:transform="rotate (-0.558505360638186) translate (14.93cm 6.198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" draw:text-style-name="P2" draw:layer="layout" svg:width="2.335cm" svg:height="1.673cm" svg:x="14.8cm" svg:y="6.527cm">
          <draw:text-box>
            <text:p>Tethys</text:p>
            <text:p/>
          </draw:text-box>
        </draw:frame>
        <draw:custom-shape draw:style-name="gr3" draw:text-style-name="P3" draw:layer="layout" svg:width="1.8cm" svg:height="1cm" draw:transform="rotate (0.523598775598299) translate (9.941cm 7.705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3" draw:layer="layout" svg:width="1.8cm" svg:height="1cm" svg:x="11.8cm" svg:y="6.80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" draw:text-style-name="P2" draw:layer="layout" svg:width="2.369cm" svg:height="0.962cm" svg:x="8.001cm" svg:y="7.4cm">
          <draw:text-box>
            <text:p>Pacific</text:p>
          </draw:text-box>
        </draw:frame>
        <draw:frame draw:style-name="gr2" draw:text-style-name="P2" draw:layer="layout" svg:width="3.148cm" svg:height="0.962cm" svg:x="18.804cm" svg:y="6.238cm">
          <draw:text-box>
            <text:p>W Pacific</text:p>
          </draw:text-box>
        </draw:frame>
        <draw:frame draw:style-name="gr2" draw:text-style-name="P2" draw:layer="layout" svg:width="3.144cm" svg:height="0.962cm" svg:x="12.001cm" svg:y="7.838cm">
          <draw:text-box>
            <text:p>E Atlantic</text:p>
          </draw:text-box>
        </draw:frame>
        <draw:custom-shape draw:style-name="gr3" draw:text-style-name="P3" draw:layer="layout" svg:width="1.8cm" svg:height="1cm" draw:transform="rotate (0.523598775598299) translate (13.941cm 9.735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3" draw:layer="layout" svg:width="1.8cm" svg:height="1cm" draw:transform="rotate (-0.0125663706143604) translate (12.813cm 5.778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1">
          <draw:page-thumbnail draw:style-name="gr4" draw:layer="layout" svg:width="18.624cm" svg:height="10.476cm" svg:x="1.482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1" draw:text-style-name="P1" draw:layer="layout" svg:width="15.749cm" svg:height="15.749cm" svg:x="6cm" svg:y="0cm">
          <draw:image xlink:href="Pictures/100000000000027E0000027E7C6ABDD98D435297.pdf" xlink:type="simple" xlink:show="embed" xlink:actuate="onLoad" loext:mime-type="application/pdf">
            <text:p/>
          </draw:image>
          <draw:image xlink:href="Pictures/100000000000027E0000027E7257637A703A0A8A.png" xlink:type="simple" xlink:show="embed" xlink:actuate="onLoad" loext:mime-type="image/png"/>
        </draw:frame>
        <draw:frame presentation:style-name="pr1" draw:layer="layout" svg:width="25.199cm" svg:height="2.629cm" svg:x="1.4cm" svg:y="0.628cm" presentation:class="title" presentation:user-transformed="true">
          <draw:text-box>
            <text:p>35</text:p>
          </draw:text-box>
        </draw:frame>
        <draw:frame draw:style-name="gr2" draw:text-style-name="P2" draw:layer="layout" svg:width="3.321cm" svg:height="0.962cm" svg:x="9.88cm" svg:y="6.038cm">
          <draw:text-box>
            <text:p>W Atlantic</text:p>
          </draw:text-box>
        </draw:frame>
        <draw:custom-shape draw:style-name="gr3" draw:text-style-name="P3" draw:layer="layout" svg:width="1.8cm" svg:height="1cm" draw:transform="rotate (0.523598775598299) translate (13.941cm 9.734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" draw:text-style-name="P2" draw:layer="layout" svg:width="3.144cm" svg:height="0.962cm" svg:x="12.001cm" svg:y="7.838cm">
          <draw:text-box>
            <text:p>E Atlantic</text:p>
          </draw:text-box>
        </draw:frame>
        <draw:frame draw:style-name="gr2" draw:text-style-name="P2" draw:layer="layout" svg:width="6.098cm" svg:height="0.962cm" svg:x="16.302cm" svg:y="9.438cm">
          <draw:text-box>
            <text:p>Temperate Australia</text:p>
          </draw:text-box>
        </draw:frame>
        <draw:custom-shape draw:style-name="gr3" draw:text-style-name="P3" draw:layer="layout" svg:width="1.8cm" svg:height="1cm" draw:transform="rotate (0.523598775598299) translate (17.601cm 7.8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3" draw:layer="layout" svg:width="1.8cm" svg:height="1cm" draw:transform="rotate (-0.558505360638186) translate (14.73cm 6.198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" draw:text-style-name="P2" draw:layer="layout" svg:width="3.8cm" svg:height="0.962cm" svg:x="14.8cm" svg:y="7.438cm">
          <draw:text-box>
            <text:p>West indian</text:p>
          </draw:text-box>
        </draw:frame>
        <draw:custom-shape draw:style-name="gr3" draw:text-style-name="P3" draw:layer="layout" svg:width="1.8cm" svg:height="1cm" draw:transform="rotate (0.523598775598299) translate (9.941cm 7.705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3" draw:layer="layout" svg:width="1.8cm" svg:height="1cm" svg:x="11.8cm" svg:y="6.80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" draw:text-style-name="P2" draw:layer="layout" svg:width="2.369cm" svg:height="0.962cm" svg:x="8.001cm" svg:y="7.4cm">
          <draw:text-box>
            <text:p>Pacific</text:p>
          </draw:text-box>
        </draw:frame>
        <draw:frame draw:style-name="gr2" draw:text-style-name="P2" draw:layer="layout" svg:width="3.148cm" svg:height="0.962cm" svg:x="18.852cm" svg:y="6.438cm">
          <draw:text-box>
            <text:p>W Pacific</text:p>
          </draw:text-box>
        </draw:frame>
        <draw:frame draw:style-name="gr5" draw:text-style-name="P2" draw:layer="layout" svg:width="2.335cm" svg:height="1.673cm" svg:x="14.266cm" svg:y="6.201cm">
          <draw:text-box>
            <text:p>Tethys</text:p>
            <text:p/>
          </draw:text-box>
        </draw:frame>
        <draw:custom-shape draw:style-name="gr3" draw:text-style-name="P3" draw:layer="layout" svg:width="1.8cm" svg:height="1cm" draw:transform="rotate (-0.0125663706143604) translate (12.813cm 5.778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1">
          <draw:page-thumbnail draw:style-name="gr4" draw:layer="layout" svg:width="18.624cm" svg:height="10.476cm" svg:x="1.482cm" svg:y="2.123cm" draw:page-number="2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1" draw:text-style-name="P1" draw:layer="layout" svg:width="15.749cm" svg:height="15.749cm" svg:x="6cm" svg:y="0cm">
          <draw:image xlink:href="Pictures/100000000000027E0000027EB08E991AA368868B.pdf" xlink:type="simple" xlink:show="embed" xlink:actuate="onLoad" loext:mime-type="application/pdf">
            <text:p/>
          </draw:image>
          <draw:image xlink:href="Pictures/100000000000027E0000027E185BCFF65323C9C6.png" xlink:type="simple" xlink:show="embed" xlink:actuate="onLoad" loext:mime-type="image/png"/>
        </draw:frame>
        <draw:frame presentation:style-name="pr1" draw:layer="layout" svg:width="25.199cm" svg:height="2.629cm" svg:x="1.4cm" svg:y="0.628cm" presentation:class="title" presentation:user-transformed="true">
          <draw:text-box>
            <text:p>25</text:p>
          </draw:text-box>
        </draw:frame>
        <draw:frame draw:style-name="gr2" draw:text-style-name="P2" draw:layer="layout" svg:width="3.321cm" svg:height="0.962cm" svg:x="9.88cm" svg:y="6.038cm">
          <draw:text-box>
            <text:p>W Atlantic</text:p>
          </draw:text-box>
        </draw:frame>
        <draw:frame draw:style-name="gr2" draw:text-style-name="P2" draw:layer="layout" svg:width="3.144cm" svg:height="0.962cm" svg:x="12.001cm" svg:y="7.838cm">
          <draw:text-box>
            <text:p>E Atlantic</text:p>
          </draw:text-box>
        </draw:frame>
        <draw:frame draw:style-name="gr2" draw:text-style-name="P2" draw:layer="layout" svg:width="6.098cm" svg:height="0.962cm" svg:x="16.602cm" svg:y="10.2cm">
          <draw:text-box>
            <text:p>Temperate Australia</text:p>
          </draw:text-box>
        </draw:frame>
        <draw:custom-shape draw:style-name="gr3" draw:text-style-name="P3" draw:layer="layout" svg:width="1.8cm" svg:height="1cm" draw:transform="rotate (0.523598775598299) translate (17.601cm 7.722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" draw:text-style-name="P2" draw:layer="layout" svg:width="3.8cm" svg:height="0.962cm" svg:x="14.8cm" svg:y="7.2cm">
          <draw:text-box>
            <text:p>West indian</text:p>
          </draw:text-box>
        </draw:frame>
        <draw:frame draw:style-name="gr2" draw:text-style-name="P2" draw:layer="layout" svg:width="2.369cm" svg:height="0.962cm" svg:x="8.001cm" svg:y="7.4cm">
          <draw:text-box>
            <text:p>Pacific</text:p>
          </draw:text-box>
        </draw:frame>
        <draw:frame draw:style-name="gr2" draw:text-style-name="P2" draw:layer="layout" svg:width="3.148cm" svg:height="0.962cm" svg:x="18.804cm" svg:y="6.238cm">
          <draw:text-box>
            <text:p>W Pacific</text:p>
          </draw:text-box>
        </draw:frame>
        <draw:custom-shape draw:style-name="gr3" draw:text-style-name="P3" draw:layer="layout" svg:width="1.8cm" svg:height="1cm" draw:transform="rotate (0.523598775598299) translate (13.941cm 9.646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3" draw:layer="layout" svg:width="1.8cm" svg:height="1cm" draw:transform="rotate (0.523598775598299) translate (9.941cm 7.617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3" draw:layer="layout" svg:width="1.8cm" svg:height="1cm" svg:x="11.8cm" svg:y="6.71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1">
          <draw:page-thumbnail draw:style-name="gr4" draw:layer="layout" svg:width="18.624cm" svg:height="10.476cm" svg:x="1.482cm" svg:y="2.123cm" draw:page-number="2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1" draw:text-style-name="P1" draw:layer="layout" svg:width="15.749cm" svg:height="15.749cm" svg:x="6cm" svg:y="0cm">
          <draw:image xlink:href="Pictures/100000000000027E0000027E390F48F079575165.pdf" xlink:type="simple" xlink:show="embed" xlink:actuate="onLoad" loext:mime-type="application/pdf">
            <text:p/>
          </draw:image>
          <draw:image xlink:href="Pictures/100000000000027E0000027E8FBDEAD099E143EE.png" xlink:type="simple" xlink:show="embed" xlink:actuate="onLoad" loext:mime-type="image/png"/>
        </draw:frame>
        <draw:frame presentation:style-name="pr1" draw:layer="layout" svg:width="25.199cm" svg:height="2.629cm" svg:x="1.4cm" svg:y="0.628cm" presentation:class="title" presentation:user-transformed="true">
          <draw:text-box>
            <text:p>15</text:p>
          </draw:text-box>
        </draw:frame>
        <draw:frame draw:style-name="gr2" draw:text-style-name="P2" draw:layer="layout" svg:width="3.321cm" svg:height="0.962cm" svg:x="9.881cm" svg:y="6.038cm">
          <draw:text-box>
            <text:p>W Atlantic</text:p>
          </draw:text-box>
        </draw:frame>
        <draw:frame draw:style-name="gr2" draw:text-style-name="P2" draw:layer="layout" svg:width="3.144cm" svg:height="0.962cm" svg:x="12.002cm" svg:y="7.838cm">
          <draw:text-box>
            <text:p>E Atlantic</text:p>
          </draw:text-box>
        </draw:frame>
        <draw:frame draw:style-name="gr2" draw:text-style-name="P2" draw:layer="layout" svg:width="6.098cm" svg:height="0.962cm" svg:x="16.302cm" svg:y="9cm">
          <draw:text-box>
            <text:p>Temperate Australia</text:p>
          </draw:text-box>
        </draw:frame>
        <draw:custom-shape draw:style-name="gr3" draw:text-style-name="P3" draw:layer="layout" svg:width="1.8cm" svg:height="1cm" draw:transform="rotate (0.523598775598299) translate (17.601cm 7.634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" draw:text-style-name="P2" draw:layer="layout" svg:width="3.8cm" svg:height="0.962cm" svg:x="14.801cm" svg:y="7.2cm">
          <draw:text-box>
            <text:p>West indian</text:p>
          </draw:text-box>
        </draw:frame>
        <draw:frame draw:style-name="gr2" draw:text-style-name="P2" draw:layer="layout" svg:width="2.369cm" svg:height="0.962cm" svg:x="8.002cm" svg:y="7.4cm">
          <draw:text-box>
            <text:p>Pacific</text:p>
          </draw:text-box>
        </draw:frame>
        <draw:frame draw:style-name="gr2" draw:text-style-name="P2" draw:layer="layout" svg:width="3.148cm" svg:height="0.962cm" svg:x="18.805cm" svg:y="6.238cm">
          <draw:text-box>
            <text:p>W Pacific</text:p>
          </draw:text-box>
        </draw:frame>
        <draw:custom-shape draw:style-name="gr3" draw:text-style-name="P3" draw:layer="layout" svg:width="1.8cm" svg:height="1cm" draw:transform="rotate (0.523598775598299) translate (13.941cm 9.558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3" draw:layer="layout" svg:width="1.8cm" svg:height="1cm" draw:transform="rotate (0.523598775598299) translate (9.941cm 7.529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3" draw:layer="layout" svg:width="1.8cm" svg:height="1cm" svg:x="11.8cm" svg:y="6.62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1">
          <draw:page-thumbnail draw:style-name="gr4" draw:layer="layout" svg:width="18.624cm" svg:height="10.476cm" svg:x="1.482cm" svg:y="2.123cm" draw:page-number="2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1" draw:text-style-name="P1" draw:layer="layout" svg:width="15.749cm" svg:height="15.749cm" svg:x="6cm" svg:y="0cm">
          <draw:image xlink:href="Pictures/100000000000027E0000027E8D4F7D0264FC9B35.pdf" xlink:type="simple" xlink:show="embed" xlink:actuate="onLoad" loext:mime-type="application/pdf">
            <text:p/>
          </draw:image>
          <draw:image xlink:href="Pictures/100000000000027E0000027EE76AD75B8EEBA7F2.png" xlink:type="simple" xlink:show="embed" xlink:actuate="onLoad" loext:mime-type="image/png"/>
        </draw:frame>
        <draw:frame presentation:style-name="pr1" draw:layer="layout" svg:width="25.199cm" svg:height="2.629cm" svg:x="1.4cm" svg:y="0.628cm" presentation:class="title" presentation:user-transformed="true">
          <draw:text-box>
            <text:p>05</text:p>
          </draw:text-box>
        </draw:frame>
        <draw:frame draw:style-name="gr2" draw:text-style-name="P2" draw:layer="layout" svg:width="3.321cm" svg:height="0.962cm" svg:x="9.881cm" svg:y="6.038cm">
          <draw:text-box>
            <text:p>W Atlantic</text:p>
          </draw:text-box>
        </draw:frame>
        <draw:frame draw:style-name="gr2" draw:text-style-name="P2" draw:layer="layout" svg:width="3.144cm" svg:height="0.962cm" svg:x="12.002cm" svg:y="7.838cm">
          <draw:text-box>
            <text:p>E Atlantic</text:p>
          </draw:text-box>
        </draw:frame>
        <draw:frame draw:style-name="gr2" draw:text-style-name="P2" draw:layer="layout" svg:width="6.098cm" svg:height="0.962cm" svg:x="16.2cm" svg:y="8.8cm">
          <draw:text-box>
            <text:p>Temperate Australia</text:p>
          </draw:text-box>
        </draw:frame>
        <draw:custom-shape draw:style-name="gr3" draw:text-style-name="P3" draw:layer="layout" svg:width="1.8cm" svg:height="1cm" draw:transform="rotate (0.523598775598299) translate (17.601cm 7.634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" draw:text-style-name="P2" draw:layer="layout" svg:width="3.8cm" svg:height="0.962cm" svg:x="14.801cm" svg:y="7.2cm">
          <draw:text-box>
            <text:p>West indian</text:p>
          </draw:text-box>
        </draw:frame>
        <draw:frame draw:style-name="gr2" draw:text-style-name="P2" draw:layer="layout" svg:width="2.369cm" svg:height="0.962cm" svg:x="8.002cm" svg:y="7.4cm">
          <draw:text-box>
            <text:p>Pacific</text:p>
          </draw:text-box>
        </draw:frame>
        <draw:frame draw:style-name="gr2" draw:text-style-name="P2" draw:layer="layout" svg:width="3.148cm" svg:height="0.962cm" svg:x="18cm" svg:y="6.438cm">
          <draw:text-box>
            <text:p>W Pacific</text:p>
          </draw:text-box>
        </draw:frame>
        <draw:custom-shape draw:style-name="gr3" draw:text-style-name="P3" draw:layer="layout" svg:width="1.8cm" svg:height="1cm" draw:transform="rotate (0.523598775598299) translate (13.941cm 9.558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3" draw:layer="layout" svg:width="1.8cm" svg:height="1cm" draw:transform="rotate (0.523598775598299) translate (9.941cm 7.529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3" draw:layer="layout" svg:width="1.8cm" svg:height="1cm" svg:x="11.8cm" svg:y="6.62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3" draw:layer="layout" svg:width="1.8cm" svg:height="1cm" draw:transform="rotate (-1.5707963267949) translate (20.4cm 7.2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1">
          <draw:page-thumbnail draw:style-name="gr4" draw:layer="layout" svg:width="18.624cm" svg:height="10.476cm" svg:x="1.482cm" svg:y="2.123cm" draw:page-number="2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23T14:14:21.653008904</meta:creation-date>
    <dc:date>2024-09-23T16:41:28.610311275</dc:date>
    <meta:editing-duration>PT34M11S</meta:editing-duration>
    <meta:editing-cycles>6</meta:editing-cycles>
    <meta:generator>LibreOffice/6.4.7.2$Linux_X86_64 LibreOffice_project/40$Build-2</meta:generator>
    <meta:document-statistic meta:object-count="353"/>
  </office:meta>
</office:document-meta>
</file>